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ties</text:p>
      <text:p text:style-name="P2"/>
      <text:list xml:id="list5931330918880294334" text:style-name="L1">
        <text:list-item>
          <text:p text:style-name="P3">Walking – Stressed, Tired, Bored (30p) 5 min<text:line-break/><text:span text:style-name="T1">Walk around the office for 5 minutes.<text:line-break/></text:span></text:p>
        </text:list-item>
        <text:list-item>
          <text:p text:style-name="P3">Push-ups – Tired, Angry (35p)<text:line-break/><text:span text:style-name="T1">Do 20 push-ups to become moor alert.<text:line-break/></text:span></text:p>
        </text:list-item>
        <text:list-item>
          <text:p text:style-name="P3">Yoga – Stressed<text:line-break/><text:line-break/></text:p>
        </text:list-item>
        <text:list-item>
          <text:p text:style-name="P3">Eat a fruit – Tired (15p)<text:line-break/><text:span text:style-name="T1">Eat a fruit of your choice.<text:line-break/></text:span></text:p>
        </text:list-item>
        <text:list-item>
          <text:p text:style-name="P3">Listen to upbeat music – Tired, Sad (15p) 5 min<text:line-break/><text:span text:style-name="T1">Listen to some upbeat music to boots your morale.<text:line-break/></text:span></text:p>
        </text:list-item>
        <text:list-item>
          <text:p text:style-name="P3">Listen to some soothing music - Stressed, Energetic (15p) <text:line-break/><text:span text:style-name="T1">Listen to some soothing music to calm your mind.<text:line-break/></text:span></text:p>
        </text:list-item>
        <text:list-item>
          <text:p text:style-name="P3">Talk to another employee – Lonely, Sad (25p)<text:line-break/><text:span text:style-name="T1">Go and conversate with a fellow employee <text:line-break/></text:span></text:p>
        </text:list-item>
        <text:list-item>
          <text:p text:style-name="P3">Breathe slowly – Stressed (10p)<text:line-break/><text:span text:style-name="T1">Take three, big, deep breaths and feel the calm.<text:line-break/></text:span></text:p>
        </text:list-item>
        <text:list-item>
          <text:p text:style-name="P3">Do Jumping Jacks – Tired, Bored, Angry (30p) 20 sec<text:line-break/><text:span text:style-name="T1">Do jumping jacks for 20 seconds.<text:line-break/></text:span></text:p>
        </text:list-item>
        <text:list-item>
          <text:p text:style-name="P3">Coffee time! - Tired (15p)<text:line-break/><text:span text:style-name="T1">Take a cup of coffee and recover some mana.<text:line-break/></text:span></text:p>
        </text:list-item>
        <text:list-item>
          <text:p text:style-name="P3">Sit-ups – Tired, Boored, Angry (25p)<text:line-break/><text:span text:style-name="T1">Do Sit-ups for 30 second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Edsinger</meta:initial-creator>
    <meta:creation-date>2016-02-14T17:04:44.10</meta:creation-date>
    <dc:date>2016-02-16T16:55:21.06</dc:date>
    <dc:creator>Daniel Edsinger</dc:creator>
    <meta:editing-duration>PT4H12M22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2" meta:word-count="161" meta:character-count="848"/>
  </office:meta>
</office:document-meta>
</file>